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3100000027ADABACEC4FC9D4D7.png" manifest:media-type="image/png"/>
  <manifest:file-entry manifest:full-path="Pictures/100002010000000C0000007511F38A210089B233.png" manifest:media-type="image/png"/>
  <manifest:file-entry manifest:full-path="Pictures/100002010000014F000002BC11FBA9CE3B16EB6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210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draw:stroke-dash="Dashed_20__28_var_29__20_4211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draw:stroke-dash="Dashed_20__28_var_29__20_4212" svg:stroke-width="0.019cm" svg:stroke-color="#000000" draw:marker-start-width="0.33cm" draw:marker-start-center="false" draw:marker-end-width="0.33cm" draw:marker-end-center="false" draw:fill="none" draw:fill-color="#ffffff" draw:opacity="50%" fo:min-height="0.44cm" fo:padding-top="0cm" fo:padding-bottom="0cm" fo:padding-left="0cm" fo:padding-right="0cm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dash" draw:stroke-dash="Dashed_20__28_var_29__20_4213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5" style:family="graphic" style:parent-style-name="Object_20_with_20_no_20_fill_20_and_20_no_20_line">
      <style:graphic-properties draw:stroke="none" draw:stroke-dash="Dashed_20__28_var_29__20_4215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Dashed_20__28_var_29__20_4217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7" style:family="graphic" style:parent-style-name="standard">
      <style:graphic-properties draw:stroke="solid" draw:stroke-dash="Dashed_20__28_var_29__20_4179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8" style:family="graphic" style:parent-style-name="standard">
      <style:graphic-properties draw:stroke="solid" draw:stroke-dash="Dashed_20__28_var_29__20_4219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9" style:family="graphic" style:parent-style-name="Object_20_with_20_no_20_fill_20_and_20_no_20_line">
      <style:graphic-properties draw:stroke="none" draw:stroke-dash="Dashed_20__28_var_29__20_4221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stroke-dash="Dashed_20__28_var_29__20_4223" svg:stroke-width="0.019cm" svg:stroke-color="#000000" draw:marker-start-width="0.33cm" draw:marker-start-center="false" draw:marker-end-width="0.3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stroke-dash="Dashed_20__28_var_29__20_4224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draw:stroke-dash="Dashed_20__28_var_29__20_422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22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422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22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22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23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23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23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019cm" svg:stroke-color="#609941" draw:marker-start-width="0.3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opacity="50%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325cm" svg:height="0.44cm" svg:x="10.774cm" svg:y="13.448cm">
              <draw:text-box>
                <text:p text:style-name="P1"><text:span text:style-name="T1">C</text:span></text:p>
              </draw:text-box>
            </draw:frame>
            <draw:frame draw:style-name="gr2" draw:text-style-name="P2" draw:layer="layout" svg:width="0.327cm" svg:height="0.44cm" svg:x="12.331cm" svg:y="15.873cm">
              <draw:text-box>
                <text:p text:style-name="P1"><text:span text:style-name="T1">B</text:span></text:p>
              </draw:text-box>
            </draw:frame>
            <draw:frame draw:style-name="gr3" draw:text-style-name="P2" draw:layer="layout" svg:width="0.327cm" svg:height="0.44cm" svg:x="10.461cm" svg:y="15.97cm">
              <draw:text-box>
                <text:p text:style-name="P1"><text:span text:style-name="T1">A</text:span></text:p>
              </draw:text-box>
            </draw:frame>
            <draw:line draw:style-name="gr4" draw:text-style-name="P3" draw:layer="layout" svg:x1="8.71cm" svg:y1="15.82cm" svg:x2="12.737cm" svg:y2="15.82cm">
              <text:p/>
            </draw:line>
            <draw:frame draw:style-name="gr5" draw:text-style-name="P4" draw:layer="layout" svg:width="0.653cm" svg:height="1.193cm" draw:transform="rotate (-1.5707963267949) translate (10.871cm 15.818cm)">
              <draw:image xlink:href="Pictures/100002010000014F000002BC11FBA9CE3B16EB61.png" xlink:type="simple" xlink:show="embed" xlink:actuate="onLoad">
                <text:p/>
              </draw:image>
            </draw:frame>
            <draw:line draw:style-name="gr6" draw:text-style-name="P3" draw:layer="layout" svg:x1="11.514cm" svg:y1="13.931cm" svg:x2="8.634cm" svg:y2="13.931cm">
              <text:p/>
            </draw:line>
            <draw:line draw:style-name="gr7" draw:text-style-name="P3" draw:layer="layout" svg:x1="10.677cm" svg:y1="15.824cm" svg:x2="12.238cm" svg:y2="15.824cm">
              <text:p/>
            </draw:line>
            <draw:line draw:style-name="gr8" draw:text-style-name="P3" draw:layer="layout" svg:x1="12.232cm" svg:y1="15.824cm" svg:x2="10.881cm" svg:y2="13.91cm">
              <text:p/>
            </draw:line>
            <draw:frame draw:style-name="gr9" draw:text-style-name="P4" draw:layer="layout" svg:width="2.583cm" svg:height="0.332cm" draw:transform="rotate (1.5707963267949) translate (9.35cm 16.319cm)">
              <draw:image xlink:href="Pictures/100002010000013100000027ADABACEC4FC9D4D7.png" xlink:type="simple" xlink:show="embed" xlink:actuate="onLoad">
                <text:p/>
              </draw:image>
            </draw:frame>
            <draw:frame draw:style-name="gr10" draw:text-style-name="P4" draw:layer="layout" svg:width="0.653cm" svg:height="1.193cm" draw:transform="rotate (-1.5707963267949) translate (10.871cm 13.927cm)">
              <draw:image xlink:href="Pictures/100002010000014F000002BC11FBA9CE3B16EB61.png" xlink:type="simple" xlink:show="embed" xlink:actuate="onLoad">
                <text:p/>
              </draw:image>
            </draw:frame>
            <draw:frame draw:style-name="gr11" draw:text-style-name="P4" draw:layer="layout" svg:width="0.103cm" svg:height="0.99cm" draw:transform="rotate (-3.14159265358979) translate (10.052cm 14.926cm)">
              <draw:image xlink:href="Pictures/100002010000000C0000007511F38A210089B233.png" xlink:type="simple" xlink:show="embed" xlink:actuate="onLoad">
                <text:p/>
              </draw:image>
            </draw:frame>
            <draw:g>
              <draw:line draw:style-name="gr12" draw:text-style-name="P5" draw:layer="layout" svg:x1="12.134cm" svg:y1="15.718cm" svg:x2="12.333cm" svg:y2="15.919cm">
                <text:p/>
              </draw:line>
              <draw:line draw:style-name="gr13" draw:text-style-name="P5" draw:layer="layout" svg:x1="12.333cm" svg:y1="15.718cm" svg:x2="12.134cm" svg:y2="15.919cm">
                <text:p/>
              </draw:line>
            </draw:g>
            <draw:g>
              <draw:line draw:style-name="gr14" draw:text-style-name="P5" draw:layer="layout" svg:x1="10.795cm" svg:y1="13.834cm" svg:x2="10.994cm" svg:y2="14.035cm">
                <text:p/>
              </draw:line>
              <draw:line draw:style-name="gr15" draw:text-style-name="P5" draw:layer="layout" svg:x1="10.994cm" svg:y1="13.834cm" svg:x2="10.795cm" svg:y2="14.035cm">
                <text:p/>
              </draw:line>
            </draw:g>
            <draw:g>
              <draw:line draw:style-name="gr16" draw:text-style-name="P5" draw:layer="layout" svg:x1="10.574cm" svg:y1="15.723cm" svg:x2="10.773cm" svg:y2="15.924cm">
                <text:p/>
              </draw:line>
              <draw:line draw:style-name="gr17" draw:text-style-name="P5" draw:layer="layout" svg:x1="10.773cm" svg:y1="15.723cm" svg:x2="10.574cm" svg:y2="15.924cm">
                <text:p/>
              </draw:line>
            </draw:g>
            <draw:g>
              <draw:line draw:style-name="gr18" draw:text-style-name="P5" draw:layer="layout" svg:x1="12.135cm" svg:y1="15.723cm" svg:x2="12.334cm" svg:y2="15.924cm">
                <text:p/>
              </draw:line>
              <draw:line draw:style-name="gr19" draw:text-style-name="P5" draw:layer="layout" svg:x1="12.334cm" svg:y1="15.723cm" svg:x2="12.135cm" svg:y2="15.924cm">
                <text:p/>
              </draw:line>
            </draw:g>
          </draw:g>
          <draw:line draw:style-name="gr20" draw:text-style-name="P6" draw:layer="layout" svg:x1="10.223cm" svg:y1="15.725cm" svg:x2="10.223cm" svg:y2="14.3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179" draw:display-name="Dashed (var) 4179" draw:style="rect" draw:dots1="1" draw:dots1-length="0.001cm" draw:dots2="1" draw:dots2-length="0.001cm" draw:distance="0.001cm"/>
    <draw:stroke-dash draw:name="Dashed_20__28_var_29__20_4210" draw:display-name="Dashed (var) 4210" draw:style="rect" draw:dots1="1" draw:dots1-length="0.001cm" draw:dots2="1" draw:dots2-length="0.001cm" draw:distance="0.001cm"/>
    <draw:stroke-dash draw:name="Dashed_20__28_var_29__20_4211" draw:display-name="Dashed (var) 4211" draw:style="rect" draw:dots1="1" draw:dots1-length="0.001cm" draw:dots2="1" draw:dots2-length="0.001cm" draw:distance="0.001cm"/>
    <draw:stroke-dash draw:name="Dashed_20__28_var_29__20_4212" draw:display-name="Dashed (var) 4212" draw:style="rect" draw:dots1="1" draw:dots1-length="0.001cm" draw:dots2="1" draw:dots2-length="0.001cm" draw:distance="0.001cm"/>
    <draw:stroke-dash draw:name="Dashed_20__28_var_29__20_4213" draw:display-name="Dashed (var) 4213" draw:style="rect" draw:dots1="1" draw:dots1-length="63%" draw:distance="63%"/>
    <draw:stroke-dash draw:name="Dashed_20__28_var_29__20_4215" draw:display-name="Dashed (var) 4215" draw:style="rect" draw:dots1="1" draw:dots1-length="0.001cm" draw:dots2="1" draw:dots2-length="0.001cm" draw:distance="0.001cm"/>
    <draw:stroke-dash draw:name="Dashed_20__28_var_29__20_4217" draw:display-name="Dashed (var) 4217" draw:style="rect" draw:dots1="1" draw:dots1-length="63%" draw:distance="63%"/>
    <draw:stroke-dash draw:name="Dashed_20__28_var_29__20_4219" draw:display-name="Dashed (var) 4219" draw:style="rect" draw:dots1="1" draw:dots1-length="0.001cm" draw:dots2="1" draw:dots2-length="0.001cm" draw:distance="0.001cm"/>
    <draw:stroke-dash draw:name="Dashed_20__28_var_29__20_4221" draw:display-name="Dashed (var) 4221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2cm" draw:dots2="1" draw:dots2-length="0.002cm" draw:distance="0.002cm"/>
    <draw:stroke-dash draw:name="Dashed_20__28_var_29__20_4225" draw:display-name="Dashed (var) 4225" draw:style="rect" draw:dots1="1" draw:dots1-length="0.002cm" draw:dots2="1" draw:dots2-length="0.002cm" draw:distance="0.002cm"/>
    <draw:stroke-dash draw:name="Dashed_20__28_var_29__20_4226" draw:display-name="Dashed (var) 4226" draw:style="rect" draw:dots1="1" draw:dots1-length="0.002cm" draw:dots2="1" draw:dots2-length="0.002cm" draw:distance="0.002cm"/>
    <draw:stroke-dash draw:name="Dashed_20__28_var_29__20_4227" draw:display-name="Dashed (var) 4227" draw:style="rect" draw:dots1="1" draw:dots1-length="0.002cm" draw:dots2="1" draw:dots2-length="0.002cm" draw:distance="0.002cm"/>
    <draw:stroke-dash draw:name="Dashed_20__28_var_29__20_4228" draw:display-name="Dashed (var) 4228" draw:style="rect" draw:dots1="1" draw:dots1-length="0.002cm" draw:dots2="1" draw:dots2-length="0.002cm" draw:distance="0.002cm"/>
    <draw:stroke-dash draw:name="Dashed_20__28_var_29__20_4229" draw:display-name="Dashed (var) 4229" draw:style="rect" draw:dots1="1" draw:dots1-length="0.002cm" draw:dots2="1" draw:dots2-length="0.002cm" draw:distance="0.002cm"/>
    <draw:stroke-dash draw:name="Dashed_20__28_var_29__20_4230" draw:display-name="Dashed (var) 4230" draw:style="rect" draw:dots1="1" draw:dots1-length="0.002cm" draw:dots2="1" draw:dots2-length="0.002cm" draw:distance="0.002cm"/>
    <draw:stroke-dash draw:name="Dashed_20__28_var_29__20_4231" draw:display-name="Dashed (var) 4231" draw:style="rect" draw:dots1="1" draw:dots1-length="0.002cm" draw:dots2="1" draw:dots2-length="0.002cm" draw:distance="0.002cm"/>
    <draw:stroke-dash draw:name="Dashed_20__28_var_29__20_4232" draw:display-name="Dashed (var) 423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08:11.475978256</meta:creation-date>
    <dc:date>2018-03-09T10:08:58.677909409</dc:date>
    <meta:editing-duration>PT47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